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paragraph-rsid="001938b3"/>
    </style:style>
    <style:style style:name="P2" style:family="paragraph" style:parent-style-name="Standard" style:master-page-name="Standard">
      <style:paragraph-properties style:page-number="auto"/>
    </style:style>
    <style:style style:name="T1" style:family="text">
      <style:text-properties officeooo:rsid="001938b3"/>
    </style:style>
    <style:style style:name="T2" style:family="text">
      <style:text-properties style:font-name="Calibri" fo:font-size="11pt" fo:font-style="normal" fo:font-weight="normal" style:font-size-asian="11pt" style:font-style-asian="normal" style:font-weight-asian="normal"/>
    </style:style>
    <style:style style:name="T3" style:family="text">
      <style:text-properties officeooo:rsid="001a4a60"/>
    </style:style>
    <style:style style:name="T4" style:family="text">
      <style:text-properties officeooo:rsid="001c2493"/>
    </style:style>
    <style:style style:name="T5" style:family="text">
      <style:text-properties officeooo:rsid="001c9421"/>
    </style:style>
    <style:style style:name="T6" style:family="text">
      <style:text-properties fo:language="cs" fo:country="CZ"/>
    </style:style>
  </office:automatic-styles>
  <office:body>
    <office:text>
      <text:tracked-changes>
        <text:changed-region xml:id="ct94413374036848" text:id="ct94413374036848">
          <text:insertion>
            <office:change-info>
              <dc:creator>__</dc:creator>
              <dc:date>2019-03-14T20:47:00</dc:date>
            </office:change-info>
          </text:insertion>
        </text:changed-region>
        <text:changed-region xml:id="ct94413374053264" text:id="ct94413374053264">
          <text:insertion>
            <office:change-info>
              <dc:creator>__</dc:creator>
              <dc:date>2019-03-14T20:48:00</dc:date>
            </office:change-info>
          </text:insertion>
        </text:changed-region>
        <text:changed-region xml:id="ct94413374529088" text:id="ct94413374529088">
          <text:insertion>
            <office:change-info>
              <dc:creator>__</dc:creator>
              <dc:date>2019-03-14T20:47:00</dc:date>
            </office:change-info>
          </text:insertion>
        </text:changed-region>
        <text:changed-region xml:id="ct94413397437952" text:id="ct94413397437952">
          <text:insertion>
            <office:change-info>
              <dc:creator>Unknown Author</dc:creator>
              <dc:date>2019-03-15T17:54:32</dc:date>
            </office:change-info>
          </text:insertion>
        </text:changed-region>
        <text:changed-region xml:id="ct94413364069072" text:id="ct94413364069072">
          <text:insertion>
            <office:change-info>
              <dc:creator>Unknown Author</dc:creator>
              <dc:date>2019-03-15T18:13: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bubble regime of LWFA driven by the <office:annotation office:name="__Annotation__4_2888345182"><dc:creator>__</dc:creator><dc:date>2019-03-14T20:41:00</dc:date><loext:sender-initials>_</loext:sender-initials><text:p>Co tam d<text:span text:style-name="T6">át rovnou non-Gaussian, jestli by se vyzkoušel i ten „omezený“ Airyho svazek co dělá superGausse v ohnisku</text:span></text:p></office:annotation>super-<office:annotation-end office:name="__Annotation__4_2888345182"/>Gaussian pulse<text:line-break/><text:line-break/>The non-linear bubble regime of laser-wakefield acceleration (LWFA) is studied for a laser beam with a spatial super-Gaussian profile <office:annotation office:name="__Annotation__15_2888345182"><dc:creator>__</dc:creator><dc:date>2019-03-14T23:05:00</dc:date><loext:sender-initials>_</loext:sender-initials><text:p>or other non-Gaussian focal profiles (such as Airy-like, donut) </text:p></office:annotation>of a higher order<office:annotation-end office:name="__Annotation__15_2888345182"/>. Contrarily to the Gaussian <office:annotation office:name="__Annotation__20_2888345182"><dc:creator>__</dc:creator><dc:date>2019-03-14T20:48:00</dc:date><loext:sender-initials>_</loext:sender-initials><text:p>kd<text:span text:style-name="T6">yž se mluví o pulzu, myslí se tím časový průběh, pokud se uvažuje prostorový (tj. příčný) tvar tak je to beam</text:span></text:p></office:annotation>pulse<office:annotation-end office:name="__Annotation__20_2888345182"/>, the intensity profile of the <office:annotation office:name="__Annotation__25_2888345182"><dc:creator>__</dc:creator><dc:date>2019-03-14T20:46:00</dc:date><loext:sender-initials>_</loext:sender-initials><text:p>non-Gaussian</text:p></office:annotation>super<office:annotation-end office:name="__Annotation__25_2888345182"/>-Gaussian pulse<text:change-start text:change-id="ct94413374036848"/> and e.g.<text:change-end text:change-id="ct94413374036848"/><text:change-start text:change-id="ct94413374053264"/>, in particular,<text:change-end text:change-id="ct94413374053264"/><text:change-start text:change-id="ct94413374529088"/> for super-Gaussian beam<text:change-end text:change-id="ct94413374529088"/> is flat over almost all the covered area, which alters the bubble shape in a different way. Moreover, diffraction rings are induced during the formation of the super-Gaussian pulse. These properties affect the values of wakefield and the whole acceleration process directly. In order to address this issue, the process is investigated for standard parameters feasible with current sub-100 TW laser systems by means of numerical particle-in-cell simulations. It is shown that an additional electron injection can occur due to the evolution of the laser pulse. As a consequence, parameters of the electron bunch vary from the ones generated by a Gaussian pulse<text:bookmark text:name="_GoBack"/>.<text:change-start text:change-id="ct94413397437952"/></text:p>
      <text:p text:style-name="Standard"/>
      <text:p text:style-name="P1">The bubble regime of LWFA driven by the <text:span text:style-name="T1">non-</text:span>Gaussian <text:span text:style-name="T5">beam</text:span><text:line-break/><text:line-break/>The non-linear bubble regime of laser-wakefield acceleration (LWFA) is studied for a laser beam with a spatial super-Gaussian profile. Contrarily to the Gaussian <text:span text:style-name="T1">beam</text:span><office:annotation office:name="__Annotation__20_28883451821"><dc:creator>__</dc:creator><dc:date>2019-03-14T20:48:00</dc:date><loext:sender-initials>_</loext:sender-initials><text:p>kd<text:span text:style-name="T6">yž se mluví o pulzu, myslí se tím časový průběh, pokud se uvažuje prostorový (tj. příčný) tvar tak je to beam</text:span></text:p></office:annotation><office:annotation-end office:name="__Annotation__20_28883451821"/>, the intensity profile of the <office:annotation office:name="__Annotation__25_28883451821"><dc:creator>__</dc:creator><dc:date>2019-03-14T20:46:00</dc:date><loext:sender-initials>_</loext:sender-initials><text:p>non-Gaussian</text:p></office:annotation>super<office:annotation-end office:name="__Annotation__25_28883451821"/>-Gaussian <text:span text:style-name="T1">beam</text:span> is flat over almost all the covered area, which alters the bubble shape in a different way. Moreover, diffraction rings are induced during the formation of the super-Gaussian <text:span text:style-name="T4">beam</text:span> These properties affect the values of wakefield and the whole acceleration process directly. In order to address this issue, the process is investigated for standard parameters feasible with current sub-100 TW laser systems by means of numerical particle-in-cell simulations. It is shown that an additional electron injection can occur due to the evolution of the laser <text:span text:style-name="T3">beam</text:span>. As a consequence, parameters of the electron bunch vary from the ones generated by a Gaussian <text:change-end text:change-id="ct94413397437952"/><text:change-start text:change-id="ct94413364069072"/><text:span text:style-name="T3">beam.</text:span><text:change-end text:change-id="ct944133640690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fo:font-size="10pt" style:font-size-asian="10pt" style:font-size-complex="10pt"/>
    </style:style>
    <style:style style:name="Předmět_20_komentáře_20_Char" style:display-name="Předmět komentáře Char" style:family="text" style:parent-style-name="Text_20_komentáře_20_Char">
      <style:text-properties fo:font-size="10pt" fo:font-weight="bold" style:font-size-asian="10pt" style:font-weight-asian="bold" style:font-size-complex="10pt"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__</meta:initial-creator>
    <meta:editing-cycles>5</meta:editing-cycles>
    <meta:creation-date>2019-03-14T19:39:00</meta:creation-date>
    <dc:date>2019-03-15T18:55:46.366486351</dc:date>
    <meta:editing-duration>PT2H4M59S</meta:editing-duration>
    <meta:generator>LibreOffice/6.2.1.2$Linux_X86_64 LibreOffice_project/fa33febaab1da9290dbe6ea4e22bb3a13e549cc4</meta:generator>
    <meta:document-statistic meta:table-count="0" meta:image-count="0" meta:object-count="0" meta:page-count="1" meta:paragraph-count="2" meta:word-count="299" meta:character-count="1938" meta:non-whitespace-character-count="16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